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f3a" officeooo:paragraph-rsid="0017af3a"/>
    </style:style>
    <style:style style:name="P2" style:family="paragraph" style:parent-style-name="Standard">
      <style:text-properties officeooo:rsid="0017d040" officeooo:paragraph-rsid="0017d040"/>
    </style:style>
    <style:style style:name="T1" style:family="text">
      <style:text-properties officeooo:rsid="001854db"/>
    </style:style>
    <style:style style:name="T2" style:family="text">
      <style:text-properties officeooo:rsid="001ac2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 Solicitar_Palabra</text:p>
      <text:p text:style-name="P1"><text:s text:c="2"/>print “Ingrese Palabra: “</text:p>
      <text:p text:style-name="P1"><text:s text:c="2"/><text:span text:style-name="T1">a</text:span> = gets.chomp</text:p>
      <text:p text:style-name="P1"><text:s text:c="2"/>return <text:span text:style-name="T1">a</text:span></text:p>
      <text:p text:style-name="P1">end</text:p>
      <text:p text:style-name="P1"/>
      <text:p text:style-name="P2">def Arreglo_de_vocales(<text:span text:style-name="T2">a</text:span>)</text:p>
      <text:p text:style-name="P2"><text:s text:c="2"/>a_<text:span text:style-name="T2">token</text:span> = 0</text:p>
      <text:p text:style-name="P2"><text:s text:c="2"/>e_<text:span text:style-name="T2">token</text:span> = 0</text:p>
      <text:p text:style-name="P2"><text:s text:c="2"/>i_<text:span text:style-name="T2">token</text:span> = 0</text:p>
      <text:p text:style-name="P2"><text:s text:c="2"/>o_<text:span text:style-name="T2">token</text:span>= 0</text:p>
      <text:p text:style-name="P2"><text:s text:c="2"/>u_<text:span text:style-name="T2">token</text:span>= 0</text:p>
      <text:p text:style-name="P2"><text:s text:c="2"/></text:p>
      <text:p text:style-name="P2"><text:s text:c="2"/>for <text:span text:style-name="T2">j</text:span> in 0..<text:span text:style-name="T2">a</text:span>.length-1 do </text:p>
      <text:p text:style-name="P2"/>
      <text:p text:style-name="P2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0:27:33.228192778</meta:creation-date>
    <meta:generator>LibreOffice/5.1.4.2$Linux_x86 LibreOffice_project/10m0$Build-2</meta:generator>
    <dc:date>2016-08-16T11:24:34.169857963</dc:date>
    <meta:editing-duration>PT35M49S</meta:editing-duration>
    <meta:editing-cycles>3</meta:editing-cycles>
    <meta:document-statistic meta:table-count="0" meta:image-count="0" meta:object-count="0" meta:page-count="1" meta:paragraph-count="14" meta:word-count="32" meta:character-count="197" meta:non-whitespace-character-count="154"/>
  </office:meta>
</office:document-meta>
</file>